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officeooo:paragraph-rsid="00029f89"/>
    </style:style>
    <style:style style:name="P2" style:family="paragraph" style:parent-style-name="Text_20_body">
      <style:text-properties fo:font-size="10pt" fo:language="none" fo:country="none" officeooo:rsid="000718f2" officeooo:paragraph-rsid="000718f2" style:font-size-asian="10pt" style:font-size-complex="10pt"/>
    </style:style>
    <style:style style:name="P3" style:family="paragraph" style:parent-style-name="Text_20_body">
      <style:text-properties fo:font-size="10pt" officeooo:rsid="0008803c" officeooo:paragraph-rsid="0008803c" style:font-size-asian="10pt" style:font-size-complex="10pt"/>
    </style:style>
    <style:style style:name="P4" style:family="paragraph" style:parent-style-name="Text_20_body">
      <style:text-properties officeooo:paragraph-rsid="00029f89"/>
    </style:style>
    <style:style style:name="P5" style:family="paragraph" style:parent-style-name="Text_20_body">
      <style:text-properties fo:font-size="9pt" officeooo:rsid="0029861d" officeooo:paragraph-rsid="00047f27" style:font-size-asian="9pt" style:font-size-complex="9pt"/>
    </style:style>
    <style:style style:name="P6" style:family="paragraph" style:parent-style-name="Text_20_body">
      <style:text-properties officeooo:paragraph-rsid="0008803c"/>
    </style:style>
    <style:style style:name="P7" style:family="paragraph" style:parent-style-name="Text_20_body">
      <style:text-properties officeooo:rsid="0026f80c" officeooo:paragraph-rsid="0008803c"/>
    </style:style>
    <style:style style:name="P8" style:family="paragraph" style:parent-style-name="Text_20_body">
      <style:text-properties officeooo:rsid="000718f2" officeooo:paragraph-rsid="000718f2"/>
    </style:style>
    <style:style style:name="P9" style:family="paragraph" style:parent-style-name="Text_20_body">
      <style:text-properties officeooo:paragraph-rsid="000b241c"/>
    </style:style>
    <style:style style:name="P10" style:family="paragraph" style:parent-style-name="Heading">
      <style:text-properties officeooo:paragraph-rsid="00029f8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8803c" style:font-size-asian="10pt" style:font-size-complex="10pt"/>
    </style:style>
    <style:style style:name="T3" style:family="text">
      <style:text-properties fo:font-size="10pt" officeooo:rsid="000a0203" style:font-size-asian="10pt" style:font-size-complex="10pt"/>
    </style:style>
    <style:style style:name="T4" style:family="text">
      <style:text-properties fo:font-size="10pt" officeooo:rsid="000b241c" style:font-size-asian="10pt" style:font-size-complex="10pt"/>
    </style:style>
    <style:style style:name="T5" style:family="text">
      <style:text-properties fo:font-size="10pt" officeooo:rsid="000bbd14" style:font-size-asian="10pt" style:font-size-complex="10pt"/>
    </style:style>
    <style:style style:name="T6" style:family="text">
      <style:text-properties fo:font-size="10pt" officeooo:rsid="000ec40a" style:font-size-asian="10pt" style:font-size-complex="10pt"/>
    </style:style>
    <style:style style:name="T7" style:family="text">
      <style:text-properties fo:font-size="10pt" officeooo:rsid="001048a8" style:font-size-asian="10pt" style:font-size-complex="10pt"/>
    </style:style>
    <style:style style:name="T8" style:family="text">
      <style:text-properties fo:font-size="10pt" fo:language="none" fo:country="none" style:font-size-asian="10pt" style:font-size-complex="10pt"/>
    </style:style>
    <style:style style:name="T9" style:family="text">
      <style:text-properties officeooo:rsid="000880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овое задание</text:p>
      <text:p text:style-name="P4"/>
      <text:p text:style-name="P5"><text:span text:style-name="T9">akozlov</text:span>@astralinux.ru</text:p>
      <text:p text:style-name="P10">QML</text:p>
      <text:p text:style-name="P7"><text:span text:style-name="T1">Разработать программу </text:span><text:span text:style-name="T2">для просмотра файлов</text:span><text:span text:style-name="T1"> на QML/C++. </text:span></text:p>
      <text:p text:style-name="P3">Необходимо реализовать три режима просмотра: значки, список, таблица (название, тип, размер, дата последнего изменения).</text:p>
      <text:p text:style-name="P9"><text:span text:style-name="T2">Д</text:span><text:span text:style-name="T4">олжна </text:span><text:span text:style-name="T5">присутствовать возможность навигации по папкам</text:span><text:span text:style-name="T4">.</text:span></text:p>
      <text:p text:style-name="P6"><text:span text:style-name="T2">Необходимо реализовать следующие операции с файлами: </text:span><text:span text:style-name="T3">копировать</text:span><text:span text:style-name="T2">, </text:span><text:span text:style-name="T3">вырезать, вставить, удалить. </text:span><text:span text:style-name="T6">Операции с файлами (создание, удаление, ...) должна выполнять отдельная программа-хелпер, взаимодействие с которой осуществляется через шину D-Bus. </text:span><text:span text:style-name="T7">При этом хелпер должен запускаться по требованию, а не при запуске системы. Если по истечении определенного времени к хелперу не было обращений, программа должна завершиться и запуститься при следующем обращении.</text:span></text:p>
      <text:p text:style-name="P8"><text:span text:style-name="T1">Также </text:span><text:span text:style-name="T4">нужно</text:span><text:span text:style-name="T1"> «дебианизировать» проект, чтобы после сборки был </text:span><text:span text:style-name="T8">deb пакет.</text:span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8-01-12T16:14:54.911299886</meta:creation-date>
    <dc:date>2022-06-01T14:02:29.548945877</dc:date>
    <meta:editing-duration>PT25M39S</meta:editing-duration>
    <meta:editing-cycles>7</meta:editing-cycles>
    <meta:generator>LibreOffice/6.4.7.2$Linux_X86_64 LibreOffice_project/40$Build-2</meta:generator>
    <meta:print-date>2018-02-06T18:31:34.297109448</meta:print-date>
    <meta:document-statistic meta:table-count="0" meta:image-count="0" meta:object-count="0" meta:page-count="1" meta:paragraph-count="8" meta:word-count="98" meta:character-count="794" meta:non-whitespace-character-count="703"/>
  </office:meta>
</office:document-meta>
</file>